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22791666666667cm" style:use-optimal-column-width="true"/>
    </style:style>
    <style:style style:name="co2" style:family="table-column">
      <style:table-column-properties fo:break-before="auto" style:column-width="5.48569444444444cm"/>
    </style:style>
    <style:style style:name="co3" style:family="table-column">
      <style:table-column-properties fo:break-before="auto" style:column-width="3.88055555555556cm" style:use-optimal-column-width="true"/>
    </style:style>
    <style:style style:name="co4" style:family="table-column">
      <style:table-column-properties fo:break-before="auto" style:column-width="2.71638888888889cm" style:use-optimal-column-width="true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56986111111111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3361111111111cm"/>
    </style:style>
    <style:style style:name="co9" style:family="table-column">
      <style:table-column-properties fo:break-before="auto" style:column-width="4.70958333333333cm"/>
    </style:style>
    <style:style style:name="co10" style:family="table-column">
      <style:table-column-properties fo:break-before="auto" style:column-width="2.83986111111111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3.15736111111111cm"/>
    </style:style>
    <style:style style:name="co13" style:family="table-column">
      <style:table-column-properties fo:break-before="auto" style:column-width="1.34055555555556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rn_raw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he High School</text:p>
          </table:table-cell>
          <table:table-cell office:value-type="string" table:style-name="ce1">
            <text:p>School main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6</text:p>
          </table:table-cell>
          <table:table-cell office:value-type="float" office:value="208700" table:style-name="ce1">
            <text:p>2087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MAIN ST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13507" table:style-name="ce1">
            <text:p>135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Department of Rural &amp; Community Development</text:p>
          </table:table-cell>
          <table:table-cell office:value-type="string" table:style-name="ce1">
            <text:p>4th Floor Leinster St South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38137.67" table:style-name="ce1">
            <text:p>38137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áilte Ireland</text:p>
          </table:table-cell>
          <table:table-cell office:value-type="string" table:style-name="ce1">
            <text:p>Baggot Street Bridg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1">
            <text:p>1 <text:s/>PARK RANGERS HOUSE <text:s text:c="4"/>TYMON LANE TALLAGHT N/A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8250" table:style-name="ce1">
            <text:p>82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epartment of Justice &amp; Equality</text:p>
          </table:table-cell>
          <table:table-cell office:value-type="string" table:style-name="ce1">
            <text:p>INIS, 13-14 Burgh Quay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532963.18999999994" table:style-name="ce1">
            <text:p>532963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he Donahies Community School</text:p>
          </table:table-cell>
          <table:table-cell office:value-type="string" table:style-name="ce1">
            <text:p>Donahies Communit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3</text:p>
          </table:table-cell>
          <table:table-cell office:value-type="float" office:value="132121" table:style-name="ce1">
            <text:p>1321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HAL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4257" table:style-name="ce1">
            <text:p>425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University College Dublin</text:p>
          </table:table-cell>
          <table:table-cell office:value-type="string" table:style-name="ce1">
            <text:p>Glenomena Residences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4</text:p>
          </table:table-cell>
          <table:table-cell office:value-type="float" office:value="212801" table:style-name="ce1">
            <text:p>2128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1">
            <text:p>PARK RANGERS OFFICE <text:s text:c="4"/>WATERGATE PARK TALLAGHT N/A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4</text:p>
          </table:table-cell>
          <table:table-cell office:value-type="float" office:value="20697" table:style-name="ce1">
            <text:p>206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Public Convenienc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Mellowes Road, Finglas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270450" table:style-name="ce1">
            <text:p>270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hildren's University Hospital</text:p>
          </table:table-cell>
          <table:table-cell office:value-type="string" table:style-name="ce1">
            <text:p>St Georges Church, Hardwicke Place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</text:p>
          </table:table-cell>
          <table:table-cell office:value-type="float" office:value="186300" table:style-name="ce1">
            <text:p>1863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epaside Educate Together Secondary School</text:p>
          </table:table-cell>
          <table:table-cell office:value-type="string" table:style-name="ce1">
            <text:p>Old prefabs 2 Electric Ir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 JOSEPHS NS MACROOM ROAD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7</text:p>
          </table:table-cell>
          <table:table-cell office:value-type="float" office:value="56658" table:style-name="ce1">
            <text:p>566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hief State Solicitor’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Garda Hut, 1 Riversdale, Dublin 14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4</text:p>
          </table:table-cell>
          <table:table-cell office:value-type="float" office:value="164" table:style-name="ce1">
            <text:p>1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GARDA TECHNICAL BUREAU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Employment &amp; Social Protection</text:p>
          </table:table-cell>
          <table:table-cell office:value-type="string" table:style-name="ce1">
            <text:p>Burgh Quay, Corn Exchange, Headquarters/SIU, Unit A ,Burgh Quay,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53491" table:style-name="ce1">
            <text:p>534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ata Protection Commissioner</text:p>
          </table:table-cell>
          <table:table-cell office:value-type="string" table:style-name="ce1">
            <text:p>3rd Floor, Trinity Point, 10-11 Leinster Street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14866.5" table:style-name="ce1">
            <text:p>14866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Transport, Tourism &amp; Sport</text:p>
          </table:table-cell>
          <table:table-cell office:value-type="string" table:style-name="ce1">
            <text:p>Howth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8353" table:style-name="ce1">
            <text:p>83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KILROCK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3</text:p>
          </table:table-cell>
          <table:table-cell office:value-type="float" office:value="51199" table:style-name="ce1">
            <text:p>511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ST LOMANS HOSPITAL MORTUARY <text:s text:c="4"/>BALLYOWEN PALMERSTOWN N/A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ún Laoghaire-Rathdown County Council</text:p>
          </table:table-cell>
          <table:table-cell office:value-type="string" table:style-name="ce1">
            <text:p>CHURCH OF IRELAND CHURCH, DEANSGRANG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635" table:style-name="ce1">
            <text:p>6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Cabinteely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8</text:p>
          </table:table-cell>
          <table:table-cell office:value-type="float" office:value="39201" table:style-name="ce1">
            <text:p>392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University College Dublin</text:p>
          </table:table-cell>
          <table:table-cell office:value-type="string" table:style-name="ce1">
            <text:p>Belgrove, Unit 20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OIN BAISDE B SOIS</text:p>
          </table:table-cell>
          <table:table-cell office:value-type="string" table:style-name="ce1">
            <text:p>Clontarf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3</text:p>
          </table:table-cell>
          <table:table-cell office:value-type="float" office:value="29950" table:style-name="ce1">
            <text:p>299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Revenue Commissioners</text:p>
          </table:table-cell>
          <table:table-cell office:value-type="string" table:style-name="ce1">
            <text:p>Ashtown Gate, Navan Rd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5</text:p>
          </table:table-cell>
          <table:table-cell office:value-type="float" office:value="707396" table:style-name="ce1">
            <text:p>707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. Michael's House</text:p>
          </table:table-cell>
          <table:table-cell office:value-type="string" table:style-name="ce1">
            <text:p>Clongriffin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MALAHIDE PUBLIC TOILETS THE MALL GPBSE09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604" table:style-name="ce1">
            <text:p>6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ish Aviation Authority</text:p>
          </table:table-cell>
          <table:table-cell office:value-type="string" table:style-name="ce1">
            <text:p>D'OLIER STREET, 2ND-6TH FLOOR 11-12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738834" table:style-name="ce1">
            <text:p>7388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echnological University Dublin - Blanchardstown Campus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5</text:p>
          </table:table-cell>
          <table:table-cell office:value-type="float" office:value="1679079" table:style-name="ce1">
            <text:p>16790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ommission for Communications Regulation</text:p>
          </table:table-cell>
          <table:table-cell office:value-type="string" table:style-name="ce1">
            <text:p>Main A/C Irish Life Centr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tton Park School</text:p>
          </table:table-cell>
          <table:table-cell office:value-type="string" table:style-name="ce1">
            <text:p>Sub Station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3</text:p>
          </table:table-cell>
          <table:table-cell office:value-type="float" office:value="237600" table:style-name="ce1">
            <text:p>237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RUTLAND ST JUNIOR SCHOO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</text:p>
          </table:table-cell>
          <table:table-cell office:value-type="float" office:value="35624" table:style-name="ce1">
            <text:p>356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AISLINN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5453" table:style-name="ce1">
            <text:p>54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AELSCOIL CHOLAISTE MHUIRE</text:p>
          </table:table-cell>
          <table:table-cell office:value-type="string" table:style-name="ce1">
            <text:p>reception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</text:p>
          </table:table-cell>
          <table:table-cell office:value-type="float" office:value="20436" table:style-name="ce1">
            <text:p>204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Hampstead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9</text:p>
          </table:table-cell>
          <table:table-cell office:value-type="float" office:value="5554" table:style-name="ce1">
            <text:p>55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REMOUNT FARM LUSK GPNSBS09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1">
            <text:p>CORKAGH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1">
            <text:p>NEW PARKS DEPOT WHITESTOWN ROAD TALLAGHT N/A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ún Laoghaire-Rathdown County Council</text:p>
          </table:table-cell>
          <table:table-cell office:value-type="string" table:style-name="ce1">
            <text:p>CIVIC OFFICES <text:s/>MARINE ROAD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877675" table:style-name="ce1">
            <text:p>8776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Voluntary Health Insurance Board</text:p>
          </table:table-cell>
          <table:table-cell office:value-type="string" table:style-name="ce1">
            <text:p>Ground Floor, 35/36 Georges St, Dunlaoghaire, Co Dublin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Summerhill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1</text:p>
          </table:table-cell>
          <table:table-cell office:value-type="float" office:value="1082" table:style-name="ce1">
            <text:p>10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Newbridge House 1 - Alec Cobbe Apartment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4983" table:style-name="ce1">
            <text:p>49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heeverstown House</text:p>
          </table:table-cell>
          <table:table-cell office:value-type="string" table:style-name="ce1">
            <text:p>22 Heatherview Close, Tallaght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4</text:p>
          </table:table-cell>
          <table:table-cell office:value-type="float" office:value="14108" table:style-name="ce1">
            <text:p>141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. Michael's House</text:p>
          </table:table-cell>
          <table:table-cell office:value-type="string" table:style-name="ce1">
            <text:p>Ballymun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8</text:p>
          </table:table-cell>
          <table:table-cell office:value-type="float" office:value="4583" table:style-name="ce1">
            <text:p>45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Garda Station, Fitzgibbon Street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65951" table:style-name="ce1">
            <text:p>659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Dublin &amp; Dún Laoghaire Education &amp; Training Board</text:p>
          </table:table-cell>
          <table:table-cell office:value-type="string" table:style-name="ce1">
            <text:p>Kilternan Adult Education Centr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18215" table:style-name="ce1">
            <text:p>182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COIL MHUIRE Gilford Road</text:p>
          </table:table-cell>
          <table:table-cell office:value-type="string" table:style-name="ce1">
            <text:p>In hall way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4</text:p>
          </table:table-cell>
          <table:table-cell office:value-type="float" office:value="31044" table:style-name="ce1">
            <text:p>310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láiste Choilm</text:p>
          </table:table-cell>
          <table:table-cell office:value-type="string" table:style-name="ce1">
            <text:p>Colaiste Choilm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102940" table:style-name="ce1">
            <text:p>102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rish Greyhound Board / Bord na gCon</text:p>
          </table:table-cell>
          <table:table-cell office:value-type="string" table:style-name="ce1">
            <text:p>Harolds Cross Greyhound Stadium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6W</text:p>
          </table:table-cell>
          <table:table-cell office:value-type="float" office:value="23997" table:style-name="ce1">
            <text:p>239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NTIARNA NA MBUANNA B</text:p>
          </table:table-cell>
          <table:table-cell office:value-type="string" table:style-name="ce1">
            <text:p>Infant School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The Depaul Trust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7</text:p>
          </table:table-cell>
          <table:table-cell office:value-type="float" office:value="20742" table:style-name="ce1">
            <text:p>207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ermanent TSB</text:p>
          </table:table-cell>
          <table:table-cell office:value-type="string" table:style-name="ce1">
            <text:p>12 O'CONNELL STREET LOWER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232261" table:style-name="ce1">
            <text:p>2322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Drug Treatment Centre, 30-31 Pearse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epartment of Health</text:p>
          </table:table-cell>
          <table:table-cell office:value-type="string" table:style-name="ce1">
            <text:p>Miesian Plaza Block 1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GARDA STATION, RONANSTOWN, DUBLIN 22,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2</text:p>
          </table:table-cell>
          <table:table-cell office:value-type="float" office:value="202660" table:style-name="ce1">
            <text:p>2026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Department of Rural &amp; Community Development</text:p>
          </table:table-cell>
          <table:table-cell office:value-type="string" table:style-name="ce1">
            <text:p>Leeson Lan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7266.48" table:style-name="ce1">
            <text:p>7266.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ermanent TSB</text:p>
          </table:table-cell>
          <table:table-cell office:value-type="string" table:style-name="ce1">
            <text:p>BLOCK 4, LEVEL 5A CUSTOM HOUSE PLAZA SHERIFF STREET* DUBLIN 1<text:s/>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Garda Barracks, Lusk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30334" table:style-name="ce1">
            <text:p>30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Malahide North Lodg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íochána</text:p>
          </table:table-cell>
          <table:table-cell office:value-type="string" table:style-name="ce1">
            <text:p>Main Street, Rathcool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23692" table:style-name="ce1">
            <text:p>236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ORETO NATIONAL SCHOOL</text:p>
          </table:table-cell>
          <table:table-cell office:value-type="string" table:style-name="ce1">
            <text:p>Loreto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5</text:p>
          </table:table-cell>
          <table:table-cell office:value-type="float" office:value="2900" table:style-name="ce1">
            <text:p>2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lackrock College</text:p>
          </table:table-cell>
          <table:table-cell office:value-type="string" table:style-name="ce1">
            <text:p>back of pavilion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8744" table:style-name="ce1">
            <text:p>87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fefood</text:p>
          </table:table-cell>
          <table:table-cell office:value-type="string" table:style-name="ce1">
            <text:p>Block A Abbey Court, Lower Abbey Street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41101" table:style-name="ce1">
            <text:p>411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University College Dublin</text:p>
          </table:table-cell>
          <table:table-cell office:value-type="string" table:style-name="ce1">
            <text:p>Belgrove, Unit 15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4</text:p>
          </table:table-cell>
          <table:table-cell office:value-type="float" office:value="54497" table:style-name="ce1">
            <text:p>544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Tymon North CNU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Daughters of Charity - Intellectual Disability Services</text:p>
          </table:table-cell>
          <table:table-cell office:value-type="string" table:style-name="ce1">
            <text:p>Rosalies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5</text:p>
          </table:table-cell>
          <table:table-cell office:value-type="float" office:value="71619" table:style-name="ce1">
            <text:p>716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1</text:p>
          </table:table-cell>
          <table:table-cell office:value-type="float" office:value="16551" table:style-name="ce1">
            <text:p>165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5</text:p>
          </table:table-cell>
          <table:table-cell office:value-type="float" office:value="24550" table:style-name="ce1">
            <text:p>245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Bus</text:p>
          </table:table-cell>
          <table:table-cell office:value-type="string" table:style-name="ce1">
            <text:p>Ringsend Bus Depot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4</text:p>
          </table:table-cell>
          <table:table-cell office:value-type="float" office:value="394510" table:style-name="ce1">
            <text:p>3945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HEALTH CENTRE SKERRIES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30054" table:style-name="ce1">
            <text:p>300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PUBLIC TOILETS, RUSH HARBOUR, RUSH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357" table:style-name="ce1">
            <text:p>35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</text:p>
          </table:table-cell>
          <table:table-cell office:value-type="float" office:value="279831" table:style-name="ce1">
            <text:p>2798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Drug Treatment Centre, 30/31 Pearse Street,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ty of Dublin Education &amp; Training Board</text:p>
          </table:table-cell>
          <table:table-cell office:value-type="string" table:style-name="ce1">
            <text:p>Youthreach Centre, 20 North Great Georges Street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</text:p>
          </table:table-cell>
          <table:table-cell office:value-type="float" office:value="22625" table:style-name="ce1">
            <text:p>226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1">
            <text:p>LISSENHALL, SWORDS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1">
            <text:p>Public Convenienc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6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lectricity Supply Board</text:p>
          </table:table-cell>
          <table:table-cell office:value-type="string" table:style-name="ce1">
            <text:p>Block E 55/61 Mount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Dublin INDUSTRIAL ESTATE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1</text:p>
          </table:table-cell>
          <table:table-cell office:value-type="float" office:value="31296" table:style-name="ce1">
            <text:p>312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Department of Rural &amp; Community Development</text:p>
          </table:table-cell>
          <table:table-cell office:value-type="string" table:style-name="ce1">
            <text:p>5th Floor Leinster St South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12877.2" table:style-name="ce1">
            <text:p>12877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GROUND FLOOR SHOP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ffice of Public Works</text:p>
          </table:table-cell>
          <table:table-cell office:value-type="string" table:style-name="ce1">
            <text:p>Office of Public Works, Dublin CASTL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3375856" table:style-name="ce1">
            <text:p>33758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2/3 Parnell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 CLARES CONVENT N S</text:p>
          </table:table-cell>
          <table:table-cell office:value-type="string" table:style-name="ce1">
            <text:p>Meter room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6W</text:p>
          </table:table-cell>
          <table:table-cell office:value-type="float" office:value="39813" table:style-name="ce1">
            <text:p>39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ffice of Public Works</text:p>
          </table:table-cell>
          <table:table-cell office:value-type="string" table:style-name="ce1">
            <text:p>Phoenix Park Visitors' Centr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7</text:p>
          </table:table-cell>
          <table:table-cell office:value-type="float" office:value="39345" table:style-name="ce1">
            <text:p>3934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MID GARDINER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</text:p>
          </table:table-cell>
          <table:table-cell office:value-type="float" office:value="184751" table:style-name="ce1">
            <text:p>1847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1">
            <text:p>Ballyroan Library, <text:s/>Orchardstown Avenue, <text:s/>Rathfarnham,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4</text:p>
          </table:table-cell>
          <table:table-cell office:value-type="float" office:value="102250" table:style-name="ce1">
            <text:p>1022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1">
            <text:p>ERHA BALLYOGAN COURT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8</text:p>
          </table:table-cell>
          <table:table-cell office:value-type="float" office:value="2798" table:style-name="ce1">
            <text:p>27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Institute of Technology</text:p>
          </table:table-cell>
          <table:table-cell office:value-type="string" table:style-name="ce1">
            <text:p>DIT Focus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8</text:p>
          </table:table-cell>
          <table:table-cell office:value-type="float" office:value="417960" table:style-name="ce1">
            <text:p>4179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475" table:style-name="ro2">
          <table:table-cell table:number-columns-repeated="16384"/>
        </table:table-row>
      </table:table>
      <table:table table:name="gprn_raw" table:style-name="ta2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"/>
        <table:table-column table:style-name="co12" table:default-cell-style-name="ce4"/>
        <table:table-column table:style-name="co13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Fingal County Council</text:p>
          </table:table-cell>
          <table:table-cell office:value-type="string" table:style-name="ce4">
            <text:p>Machinery Yard, Roads Dept, Watery Lane, Swords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264697.31" table:style-name="ce1">
            <text:p>264697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HSE</text:p>
          </table:table-cell>
          <table:table-cell office:value-type="string" table:style-name="ce4">
            <text:p>29 Buckingham Street Upper, Dublin 01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</text:p>
          </table:table-cell>
          <table:table-cell office:value-type="float" office:value="29712.78" table:style-name="ce1">
            <text:p>29712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rinity College Dublin</text:p>
          </table:table-cell>
          <table:table-cell office:value-type="string" table:style-name="ce4">
            <text:p>Berkeley Library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2</text:p>
          </table:table-cell>
          <table:table-cell office:value-type="float" office:value="1328090.3700000001" table:style-name="ce1">
            <text:p>1328090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Revenue Commissioners</text:p>
          </table:table-cell>
          <table:table-cell office:value-type="string" table:style-name="ce4">
            <text:p>Dublin Castle ,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185629.7" table:style-name="ce1">
            <text:p>185629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ublin City Council</text:p>
          </table:table-cell>
          <table:table-cell office:value-type="string" table:style-name="ce4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ún Laoghaire Institute of Art, Design &amp; Technology<text:s/></text:p>
          </table:table-cell>
          <table:table-cell office:value-type="string" table:style-name="ce4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t. Michael's House</text:p>
          </table:table-cell>
          <table:table-cell office:value-type="string" table:style-name="ce4">
            <text:p>Sutton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ty of Dublin Education &amp; Training Board</text:p>
          </table:table-cell>
          <table:table-cell office:value-type="string" table:style-name="ce4">
            <text:p>Margaret Aylward, Thatch Road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178743.03" table:style-name="ce1">
            <text:p>178743.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Employment &amp; Social Protection</text:p>
          </table:table-cell>
          <table:table-cell office:value-type="string" table:style-name="ce4">
            <text:p>Clondalkin SWLO,9th Lock Rd., Clondalkin,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2</text:p>
          </table:table-cell>
          <table:table-cell office:value-type="float" office:value="96529.33" table:style-name="ce1">
            <text:p>96529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Royal College of Surgeons in Ireland</text:p>
          </table:table-cell>
          <table:table-cell office:value-type="string" table:style-name="ce4">
            <text:p>Redundant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eamount Hospital Newcastle</text:p>
          </table:table-cell>
          <table:table-cell office:value-type="string" table:style-name="ce4">
            <text:p>Peamoun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359289.15" table:style-name="ce1">
            <text:p>359289.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4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City Council</text:p>
          </table:table-cell>
          <table:table-cell office:value-type="string" table:style-name="ce4">
            <text:p>47 MELLOWES COURT FINGLAS DUBLIN 11 DB I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3</text:p>
          </table:table-cell>
          <table:table-cell office:value-type="float" office:value="4517.22" table:style-name="ce1">
            <text:p>4517.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Employment &amp; Social Protection</text:p>
          </table:table-cell>
          <table:table-cell office:value-type="string" table:style-name="ce4">
            <text:p>Stores,Santry Storage Complex, Shanowen Road, Dublin 9.V4041<text:s/>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9</text:p>
          </table:table-cell>
          <table:table-cell office:value-type="float" office:value="185870.13" table:style-name="ce1">
            <text:p>185870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amphill Communities (Ireland)</text:p>
          </table:table-cell>
          <table:table-cell office:value-type="string" table:style-name="ce4">
            <text:p>Greenacres - Hazel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14313.84" table:style-name="ce1">
            <text:p>14313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t. Michael's House</text:p>
          </table:table-cell>
          <table:table-cell office:value-type="string" table:style-name="ce4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ompetition and Consumer Protection Commission</text:p>
          </table:table-cell>
          <table:table-cell office:value-type="string" table:style-name="ce4">
            <text:p>National Consumer Agency, 4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aa plc</text:p>
          </table:table-cell>
          <table:table-cell office:value-type="string" table:style-name="ce4">
            <text:p>The Flaming Grill (T1)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 Garda Síochána</text:p>
          </table:table-cell>
          <table:table-cell office:value-type="string" table:style-name="ce4">
            <text:p>GARDA STATION MAIN STREET LUCAN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116837.86" table:style-name="ce1">
            <text:p>116837.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4">
            <text:p>10 Kishogue Park, Lynches lane, Clondalk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4">
            <text:p>22 Liscarne Court, Clondalk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COIL AN CROI NAOFA</text:p>
          </table:table-cell>
          <table:table-cell office:value-type="string" table:style-name="ce4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1</text:p>
          </table:table-cell>
          <table:table-cell office:value-type="float" office:value="118265.73" table:style-name="ce1">
            <text:p>118265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&amp; Dún Laoghaire Education &amp; Training Board</text:p>
          </table:table-cell>
          <table:table-cell office:value-type="string" table:style-name="ce4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An Garda Síochána</text:p>
          </table:table-cell>
          <table:table-cell office:value-type="string" table:style-name="ce4">
            <text:p>U25 BL G SANTRY DEMESNE 25 NRTHWD CRT <text:s/>NRTHWD OFF CAMPUS DUBLIN 9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9</text:p>
          </table:table-cell>
          <table:table-cell office:value-type="float" office:value="8564.49" table:style-name="ce1">
            <text:p>8564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HSE</text:p>
          </table:table-cell>
          <table:table-cell office:value-type="string" table:style-name="ce4">
            <text:p>Parkview, 492 North Circular Road, Dublin 7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7</text:p>
          </table:table-cell>
          <table:table-cell office:value-type="float" office:value="43331.18" table:style-name="ce1">
            <text:p>43331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ffice of the Comptroller &amp; Auditor General</text:p>
          </table:table-cell>
          <table:table-cell office:value-type="string" table:style-name="ce4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&amp; Dún Laoghaire Education &amp; Training Board</text:p>
          </table:table-cell>
          <table:table-cell office:value-type="string" table:style-name="ce4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4">
            <text:p>Bru Chaoimh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8</text:p>
          </table:table-cell>
          <table:table-cell office:value-type="float" office:value="1296629.51" table:style-name="ce1">
            <text:p>1296629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City Council</text:p>
          </table:table-cell>
          <table:table-cell office:value-type="string" table:style-name="ce4">
            <text:p>Ballybough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3</text:p>
          </table:table-cell>
          <table:table-cell office:value-type="float" office:value="18932.98" table:style-name="ce1">
            <text:p>18932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ffice of Public Works</text:p>
          </table:table-cell>
          <table:table-cell office:value-type="string" table:style-name="ce4">
            <text:p>Red House, Arbour Hill, Arbour Hill, Dublin 7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7</text:p>
          </table:table-cell>
          <table:table-cell office:value-type="float" office:value="69911.31" table:style-name="ce1">
            <text:p>6991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oyal Hospital</text:p>
          </table:table-cell>
          <table:table-cell office:value-type="string" table:style-name="ce4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4</text:p>
          </table:table-cell>
          <table:table-cell office:value-type="float" office:value="21697.61" table:style-name="ce1">
            <text:p>21697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City Council</text:p>
          </table:table-cell>
          <table:table-cell office:value-type="string" table:style-name="ce4">
            <text:p>COR NA MONA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University College Dublin</text:p>
          </table:table-cell>
          <table:table-cell office:value-type="string" table:style-name="ce4">
            <text:p>Belfield Main Transmission Supply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4</text:p>
          </table:table-cell>
          <table:table-cell office:value-type="float" office:value="40442660.770000003" table:style-name="ce1">
            <text:p>40442660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ngal County Council</text:p>
          </table:table-cell>
          <table:table-cell office:value-type="string" table:style-name="ce4">
            <text:p>Ongar Community Centr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138744.74" table:style-name="ce1">
            <text:p>138744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HSE</text:p>
          </table:table-cell>
          <table:table-cell office:value-type="string" table:style-name="ce4">
            <text:p>Health Centre, Boot Road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2</text:p>
          </table:table-cell>
          <table:table-cell office:value-type="float" office:value="45048.59" table:style-name="ce1">
            <text:p>45048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SE</text:p>
          </table:table-cell>
          <table:table-cell office:value-type="string" table:style-name="ce4">
            <text:p>Church Road, <text:s/>Stillorgan Road, Stillorgan, County Dubl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SE</text:p>
          </table:table-cell>
          <table:table-cell office:value-type="string" table:style-name="ce4">
            <text:p>St Ita'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5500061.3600000003" table:style-name="ce1">
            <text:p>5500061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Foreign Affairs &amp; Trade</text:p>
          </table:table-cell>
          <table:table-cell office:value-type="string" table:style-name="ce4">
            <text:p>Unidare House, Jamestown Road, Finglas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371147.08" table:style-name="ce1">
            <text:p>371147.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lectricity Supply Board</text:p>
          </table:table-cell>
          <table:table-cell office:value-type="string" table:style-name="ce4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Institute of Technology</text:p>
          </table:table-cell>
          <table:table-cell office:value-type="string" table:style-name="ce4">
            <text:p>DIT Rathmines Hous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6</text:p>
          </table:table-cell>
          <table:table-cell office:value-type="float" office:value="113047.66" table:style-name="ce1">
            <text:p>113047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Employment &amp; Social Protection</text:p>
          </table:table-cell>
          <table:table-cell office:value-type="string" table:style-name="ce4">
            <text:p>Damastown Close Damastown Mulhuddart V4511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5</text:p>
          </table:table-cell>
          <table:table-cell office:value-type="float" office:value="91334.720000000001" table:style-name="ce1">
            <text:p>91334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ur Lady Of Mercy Secondary School</text:p>
          </table:table-cell>
          <table:table-cell office:value-type="string" table:style-name="ce4">
            <text:p>Heating Boiler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2</text:p>
          </table:table-cell>
          <table:table-cell office:value-type="float" office:value="274541.74" table:style-name="ce1">
            <text:p>274541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SE</text:p>
          </table:table-cell>
          <table:table-cell office:value-type="string" table:style-name="ce4">
            <text:p>Dept. of Psychology, 100 Grangegorman Upper, Grangegorman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7</text:p>
          </table:table-cell>
          <table:table-cell office:value-type="float" office:value="38083.339999999997" table:style-name="ce1">
            <text:p>38083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HSE</text:p>
          </table:table-cell>
          <table:table-cell office:value-type="string" table:style-name="ce4">
            <text:p>Cherry Orchard Hospital,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0</text:p>
          </table:table-cell>
          <table:table-cell office:value-type="float" office:value="494743.39" table:style-name="ce1">
            <text:p>494743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 MICHAELS HSE SP SCH</text:p>
          </table:table-cell>
          <table:table-cell office:value-type="string" table:style-name="ce4">
            <text:p>raheny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eamount Hospital Newcastle</text:p>
          </table:table-cell>
          <table:table-cell office:value-type="string" table:style-name="ce4">
            <text:p>Peamoun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1027144.38" table:style-name="ce1">
            <text:p>1027144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ur Lady Of Mercy College</text:p>
          </table:table-cell>
          <table:table-cell office:value-type="string" table:style-name="ce4">
            <text:p>Home Econ. kitchen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9</text:p>
          </table:table-cell>
          <table:table-cell office:value-type="float" office:value="268.8" table:style-name="ce1">
            <text:p>268.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N NA MAIGHDINE MUIRE B</text:p>
          </table:table-cell>
          <table:table-cell office:value-type="string" table:style-name="ce4">
            <text:p>Shangan Road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9</text:p>
          </table:table-cell>
          <table:table-cell office:value-type="float" office:value="221661.99" table:style-name="ce1">
            <text:p>221661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rinity College Dublin</text:p>
          </table:table-cell>
          <table:table-cell office:value-type="string" table:style-name="ce4">
            <text:p>An Lir, TTEC, Pearse St Enterprise Centr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2</text:p>
          </table:table-cell>
          <table:table-cell office:value-type="float" office:value="239296.99" table:style-name="ce1">
            <text:p>239296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ter Misericordiae University Hospital</text:p>
          </table:table-cell>
          <table:table-cell office:value-type="string" table:style-name="ce4">
            <text:p>Mater Hospital CSSD Unit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7</text:p>
          </table:table-cell>
          <table:table-cell office:value-type="float" office:value="1761429.21" table:style-name="ce1">
            <text:p>1761429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Public Expenditure and Reform</text:p>
          </table:table-cell>
          <table:table-cell office:value-type="string" table:style-name="ce4">
            <text:p>Finglas storag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11</text:p>
          </table:table-cell>
          <table:table-cell office:value-type="float" office:value="33091.9" table:style-name="ce1">
            <text:p>33091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4">
            <text:p>1 Liscarne Close, Clondalki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2</text:p>
          </table:table-cell>
          <table:table-cell office:value-type="float" office:value="1121.19" table:style-name="ce1">
            <text:p>1121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aa plc</text:p>
          </table:table-cell>
          <table:table-cell office:value-type="string" table:style-name="ce4">
            <text:p>Pier D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t. Michael's Hospital</text:p>
          </table:table-cell>
          <table:table-cell office:value-type="string" table:style-name="ce4">
            <text:p>33 Crofton Road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679043.64" table:style-name="ce1">
            <text:p>679043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SE</text:p>
          </table:table-cell>
          <table:table-cell office:value-type="string" table:style-name="ce4">
            <text:p>Residence, 37 Aughrim Street, Oxmantown, Dublin 7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ARYSFORT NS</text:p>
          </table:table-cell>
          <table:table-cell office:value-type="string" table:style-name="ce4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erenure College</text:p>
          </table:table-cell>
          <table:table-cell office:value-type="string" table:style-name="ce4">
            <text:p>weights room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6W</text:p>
          </table:table-cell>
          <table:table-cell office:value-type="float" office:value="19345.189999999999" table:style-name="ce1">
            <text:p>19345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City Council</text:p>
          </table:table-cell>
          <table:table-cell office:value-type="string" table:style-name="ce4">
            <text:p>1 Community Centre Georges Place Dublin 01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1</text:p>
          </table:table-cell>
          <table:table-cell office:value-type="float" office:value="159861.46" table:style-name="ce1">
            <text:p>15986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 Garda Síochána</text:p>
          </table:table-cell>
          <table:table-cell office:value-type="string" table:style-name="ce4">
            <text:p>94 CAPEL STREET DUBLIN 1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47165.58" table:style-name="ce1">
            <text:p>4716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igher Education Authority Irish Research Council<text:s/></text:p>
          </table:table-cell>
          <table:table-cell office:value-type="string" table:style-name="ce4">
            <text:p>Brooklawn Hous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4</text:p>
          </table:table-cell>
          <table:table-cell office:value-type="float" office:value="77527.710000000006" table:style-name="ce1">
            <text:p>77527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 DECLANS SPECIAL SCH</text:p>
          </table:table-cell>
          <table:table-cell office:value-type="string" table:style-name="ce4">
            <text:p>dublin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4</text:p>
          </table:table-cell>
          <table:table-cell office:value-type="float" office:value="43695.59" table:style-name="ce1">
            <text:p>43695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SE</text:p>
          </table:table-cell>
          <table:table-cell office:value-type="string" table:style-name="ce4">
            <text:p>Roselawn Shopping Centre, <text:s/>Roselawn Road, Blanchardstown, Dublin 15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5</text:p>
          </table:table-cell>
          <table:table-cell office:value-type="float" office:value="297729.45" table:style-name="ce1">
            <text:p>297729.4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City of Dublin Education &amp; Training Board</text:p>
          </table:table-cell>
          <table:table-cell office:value-type="string" table:style-name="ce4">
            <text:p>Cabra Multiplex, Grounds of Marioan Language School, Ratoath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7</text:p>
          </table:table-cell>
          <table:table-cell office:value-type="float" office:value="89918.58" table:style-name="ce1">
            <text:p>899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llied Irish Banks plc</text:p>
          </table:table-cell>
          <table:table-cell office:value-type="string" table:style-name="ce4">
            <text:p>AIB International Centre - IFSC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Willow Park School</text:p>
          </table:table-cell>
          <table:table-cell office:value-type="string" table:style-name="ce4">
            <text:p>main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128520" table:style-name="ce1">
            <text:p>1285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&amp; Dún Laoghaire Education &amp; Training Board</text:p>
          </table:table-cell>
          <table:table-cell office:value-type="string" table:style-name="ce4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Royal College of Surgeons in Ireland</text:p>
          </table:table-cell>
          <table:table-cell office:value-type="string" table:style-name="ce4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SOLAS</text:p>
          </table:table-cell>
          <table:table-cell office:value-type="string" table:style-name="ce4">
            <text:p>SOLAS (formerly F?S) Training Centre, Poppintree, Jamestown Road, Finglas, Dublin 11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&amp; Dún Laoghaire Education &amp; Training Board</text:p>
          </table:table-cell>
          <table:table-cell office:value-type="string" table:style-name="ce4">
            <text:p>Skerrie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426815.58" table:style-name="ce1">
            <text:p>4268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inancial Services and Pensions Ombudsman</text:p>
          </table:table-cell>
          <table:table-cell office:value-type="string" table:style-name="ce4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Transport, Tourism &amp; Sport</text:p>
          </table:table-cell>
          <table:table-cell office:value-type="string" table:style-name="ce4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aughters of Charity - Intellectual Disability Services</text:p>
          </table:table-cell>
          <table:table-cell office:value-type="string" table:style-name="ce4">
            <text:p>Daughters Of Charity, Administrator St Josephs, Apt 1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5</text:p>
          </table:table-cell>
          <table:table-cell office:value-type="float" office:value="6246.35" table:style-name="ce1">
            <text:p>624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Royal Victoria Eye and Ear Hospital</text:p>
          </table:table-cell>
          <table:table-cell office:value-type="string" table:style-name="ce4">
            <text:p>Adelaide Road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2</text:p>
          </table:table-cell>
          <table:table-cell office:value-type="float" office:value="2381420.71" table:style-name="ce1">
            <text:p>2381420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thdown School</text:p>
          </table:table-cell>
          <table:table-cell office:value-type="string" table:style-name="ce4">
            <text:p>Rathdown Junior School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728655.44" table:style-name="ce1">
            <text:p>728655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HSE</text:p>
          </table:table-cell>
          <table:table-cell office:value-type="string" table:style-name="ce4">
            <text:p>75 Terenure Road North, Terenure, Dublin 6 W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n Garda Síochána</text:p>
          </table:table-cell>
          <table:table-cell office:value-type="string" table:style-name="ce4">
            <text:p>11 BLOCK N PHOENIX PARK ISLANDBRIDGE DUBLIN 8 DB I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8</text:p>
          </table:table-cell>
          <table:table-cell office:value-type="float" office:value="511003.75" table:style-name="ce1">
            <text:p>511003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outh Dublin County Council</text:p>
          </table:table-cell>
          <table:table-cell office:value-type="string" table:style-name="ce4">
            <text:p>50 Broadfield Hall, Tallaght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Árdscoil La Salle</text:p>
          </table:table-cell>
          <table:table-cell office:value-type="string" table:style-name="ce4">
            <text:p>Ardscoil La Sall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5</text:p>
          </table:table-cell>
          <table:table-cell office:value-type="float" office:value="241321.98" table:style-name="ce1">
            <text:p>241321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nstitute of Public Administration</text:p>
          </table:table-cell>
          <table:table-cell office:value-type="string" table:style-name="ce4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epartment of Justice &amp; Equality</text:p>
          </table:table-cell>
          <table:table-cell office:value-type="string" table:style-name="ce4">
            <text:p>INIS, Chapter House, 26-30 Upr Abbey St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179556.95" table:style-name="ce1">
            <text:p>179556.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aluation Office</text:p>
          </table:table-cell>
          <table:table-cell office:value-type="string" table:style-name="ce4">
            <text:p>Irish Life Center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172323.31" table:style-name="ce1">
            <text:p>172323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ty of Dublin Education &amp; Training Board</text:p>
          </table:table-cell>
          <table:table-cell office:value-type="string" table:style-name="ce4">
            <text:p>Inchicore CFE, 60 Emmet Road, Inchicor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8</text:p>
          </table:table-cell>
          <table:table-cell office:value-type="float" office:value="9.92" table:style-name="ce1">
            <text:p>9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eamount Hospital Newcastle</text:p>
          </table:table-cell>
          <table:table-cell office:value-type="string" table:style-name="ce4">
            <text:p>Peamoun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(County)</text:p>
          </table:table-cell>
          <table:table-cell office:value-type="float" office:value="55878.9" table:style-name="ce1">
            <text:p>55878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aughters of Charity - Intellectual Disability Services</text:p>
          </table:table-cell>
          <table:table-cell office:value-type="string" table:style-name="ce4">
            <text:p>Oakridge, Clonsilla Road,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15</text:p>
          </table:table-cell>
          <table:table-cell office:value-type="float" office:value="47568.77" table:style-name="ce1">
            <text:p>4756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partment of Rural &amp; Community Development</text:p>
          </table:table-cell>
          <table:table-cell office:value-type="string" table:style-name="ce4">
            <text:p>Leeson Lane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2</text:p>
          </table:table-cell>
          <table:table-cell office:value-type="float" office:value="11833.45" table:style-name="ce1">
            <text:p>11833.4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T PETERS NS PHIBSBORO<text:s/></text:p>
          </table:table-cell>
          <table:table-cell office:value-type="string" table:style-name="ce4">
            <text:p>St. Peter's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&amp; Dún Laoghaire Education &amp; Training Board</text:p>
          </table:table-cell>
          <table:table-cell office:value-type="string" table:style-name="ce4">
            <text:p>Sallynoggin CF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(County)</text:p>
          </table:table-cell>
          <table:table-cell office:value-type="float" office:value="14183.95" table:style-name="ce1">
            <text:p>14183.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HEAD</text:p>
          </table:table-cell>
          <table:table-cell office:value-type="string" table:style-name="ce4">
            <text:p>East Hall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4489.6400000000003" table:style-name="ce1">
            <text:p>4489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epartment of Health</text:p>
          </table:table-cell>
          <table:table-cell office:value-type="string" table:style-name="ce4">
            <text:p>1 Ormond Quay Lower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rdnance Survey Ireland</text:p>
          </table:table-cell>
          <table:table-cell office:value-type="string" table:style-name="ce4">
            <text:p>OSI HQ 2 Admin Build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8</text:p>
          </table:table-cell>
          <table:table-cell office:value-type="float" office:value="172981.95" table:style-name="ce1">
            <text:p>172981.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City University</text:p>
          </table:table-cell>
          <table:table-cell office:value-type="string" table:style-name="ce4">
            <text:p>DCU Alpha Innovation Campus (Kettle)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9</text:p>
          </table:table-cell>
          <table:table-cell office:value-type="float" office:value="79286.7" table:style-name="ce1">
            <text:p>79286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aa plc</text:p>
          </table:table-cell>
          <table:table-cell office:value-type="string" table:style-name="ce4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University College Dublin</text:p>
          </table:table-cell>
          <table:table-cell office:value-type="string" table:style-name="ce4">
            <text:p>Old Belfield Energy Centre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ommissioners of Irish Lights</text:p>
          </table:table-cell>
          <table:table-cell office:value-type="string" table:style-name="ce4">
            <text:p>harbour road dun laoghai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274164.11" table:style-name="ce1">
            <text:p>274164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t Laurence College</text:p>
          </table:table-cell>
          <table:table-cell office:value-type="string" table:style-name="ce4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heeverstown House</text:p>
          </table:table-cell>
          <table:table-cell office:value-type="string" table:style-name="ce4">
            <text:p>Cheeverstown House, 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4">
            <text:p>Dublin 6W</text:p>
          </table:table-cell>
          <table:table-cell office:value-type="float" office:value="130745.8" table:style-name="ce1">
            <text:p>130745.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ublin City Council</text:p>
          </table:table-cell>
          <table:table-cell office:value-type="string" table:style-name="ce4">
            <text:p>50 LORCAN O'TOOLE COURT CRUMLIN DUBLIN 12 DB I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12</text:p>
          </table:table-cell>
          <table:table-cell office:value-type="float" office:value="5314.58" table:style-name="ce1">
            <text:p>5314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aa plc</text:p>
          </table:table-cell>
          <table:table-cell office:value-type="string" table:style-name="ce4">
            <text:p>Cargo Terminal 1 (daa)</text:p>
          </table:table-cell>
          <table:table-cell office:value-type="string" table:style-name="ce1">
            <text:p>Office Building</text:p>
          </table:table-cell>
          <table:table-cell office:value-type="string" table:style-name="ce4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City Council</text:p>
          </table:table-cell>
          <table:table-cell office:value-type="string" table:style-name="ce4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4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Dublin Institute of Technology</text:p>
          </table:table-cell>
          <table:table-cell office:value-type="string" table:style-name="ce4">
            <text:p>DIT Linen Hall, Yarnhall Street</text:p>
          </table:table-cell>
          <table:table-cell office:value-type="string" table:style-name="ce1">
            <text:p>Education Building</text:p>
          </table:table-cell>
          <table:table-cell office:value-type="string" table:style-name="ce4">
            <text:p>Dublin 1</text:p>
          </table:table-cell>
          <table:table-cell office:value-type="float" office:value="18091.41" table:style-name="ce1">
            <text:p>18091.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1T12:47:42Z</dc:date>
  </office:meta>
</office:document-meta>
</file>